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">
      <style:table-properties style:width="15.988cm" fo:margin-left="-0.002cm" fo:margin-right="0.014cm" style:page-number="0" table:align="margins"/>
    </style:style>
    <style:style style:name="Tableau1.A" style:family="table-column">
      <style:table-column-properties style:column-width="7.999cm" style:rel-column-width="32789*"/>
    </style:style>
    <style:style style:name="Tableau1.B" style:family="table-column">
      <style:table-column-properties style:column-width="7.989cm" style:rel-column-width="32746*"/>
    </style:style>
    <style:style style:name="Tableau1.1" style:family="table-row">
      <style:table-row-properties style:min-row-height="1.954cm" style:keep-together="false" fo:keep-together="always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2.307cm" style:keep-together="false" fo:keep-together="always"/>
    </style:style>
    <style:style style:name="Tableau1.3" style:family="table-row">
      <style:table-row-properties style:keep-together="false" fo:keep-together="always"/>
    </style:style>
    <style:style style:name="Tableau1.5" style:family="table-row">
      <style:table-row-properties style:min-row-height="0.63cm" style:keep-together="false" fo:keep-together="always"/>
    </style:style>
    <style:style style:name="P1" style:family="paragraph" style:parent-style-name="Text_20_body_20_indent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1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1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margin-left="8.251cm" fo:margin-right="0cm" fo:text-indent="0cm" style:auto-text-indent="false"/>
    </style:style>
    <style:style style:name="P16" style:family="paragraph" style:parent-style-name="Text_20_body">
      <style:paragraph-properties fo:margin-left="8.251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8.251cm" fo:margin-right="0cm" fo:text-indent="0cm" style:auto-text-indent="false"/>
      <style:text-properties fo:font-weight="bold"/>
    </style:style>
    <style:style style:name="P18" style:family="paragraph" style:parent-style-name="Text_20_body">
      <style:paragraph-properties fo:margin-top="0cm" fo:margin-bottom="0.499cm" fo:text-align="justify" style:justify-single-word="false"/>
    </style:style>
    <style:style style:name="P19" style:family="paragraph" style:parent-style-name="Table_20_Contents">
      <style:paragraph-properties fo:margin-top="0.101cm" fo:margin-bottom="0cm"/>
    </style:style>
    <style:style style:name="P20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1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P23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rial1"/>
    </style:style>
    <style:style style:name="T4" style:family="text">
      <style:text-properties style:font-name="Arial1" fo:font-size="11pt"/>
    </style:style>
    <style:style style:name="T5" style:family="text">
      <style:text-properties style:font-name="Arial1" fo:font-size="11pt" style:font-size-asian="11pt"/>
    </style:style>
    <style:style style:name="T6" style:family="text">
      <style:text-properties fo:color="#000000" style:font-name="Arial" fo:font-size="11pt" style:font-size-asian="11pt"/>
    </style:style>
    <style:style style:name="T7" style:family="text">
      <style:text-properties fo:text-transform="capitalize"/>
    </style:style>
    <style:style style:name="T8" style:family="text">
      <style:text-properties fo:text-transform="capitalize" fo:font-weight="bold"/>
    </style:style>
    <style:style style:name="T9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na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lib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nomcom"/>
        <text:user-field-decl office:value-type="string" office:string-value="" text:name="nonrespectsanctionep93_personne_foyer_dossier_matricule"/>
        <text:user-field-decl office:value-type="string" office:string-value="" text:name="user_numtel"/>
      </text:user-field-decls>
      <text:section text:style-name="Sect1" text:name="relance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1" office:value-type="string">
              <text:p text:style-name="P19"/>
            </table:table-cell>
          </table:table-row>
          <table:table-row table:style-name="Tableau1.2">
            <table:table-cell table:style-name="Tableau1.A1" office:value-type="string">
              <text:p text:style-name="P21">Hélène Pont</text:p>
              <text:p text:style-name="P22">Chef de Bureau adjoint de l’Accès</text:p>
              <text:p text:style-name="P24">au Droit et de l’Allocation</text:p>
            </table:table-cell>
            <table:table-cell table:style-name="Tableau1.B1" table:number-rows-spanned="4" office:value-type="string">
              <text:p text:style-name="P11"/>
              <text:p text:style-name="P11"/>
              <text:p text:style-name="P11"/>
              <text:p text:style-name="P10"><text:span text:style-name="T8"><text:user-field-get text:name="nonrespectsanctionep93_personne_qual"/></text:span><text:span text:style-name="T8"> <text:s/></text:span><text:span text:style-name="T8"><text:user-field-get text:name="nonrespectsanctionep93_personne_prenom"/></text:span><text:span text:style-name="T8"> </text:span><text:span text:style-name="T8"><text:user-field-get text:name="nonrespectsanctionep93_personne_nom"/></text:span><text:span text:style-name="T7"> </text:span></text:p>
              <text:p text:style-name="P10"><text:span text:style-name="T7"><text:user-field-get text:name="nonrespectsanctionep93_personne_foyer_adressefoyer_0_adresse_numvoie"/></text:span><text:span text:style-name="T7"> </text:span><text:span text:style-name="T7"><text:user-field-get text:name="nonrespectsanctionep93_personne_foyer_adressefoyer_0_adresse_libtypevoie"/></text:span><text:span text:style-name="T7"> </text:span><text:span text:style-name="T9"><text:user-field-get text:name="nonrespectsanctionep93_personne_foyer_adressefoyer_0_adresse_nomvoie"/></text:span></text:p>
              <text:p text:style-name="P10"><text:span text:style-name="T9"><text:hidden-paragraph text:condition="ooow:nonrespectsanctionep93_personne_foyer_adressefoyer_0_adresse_complideadr==&quot;&quot;" text:is-hidden="true"/></text:span><text:span text:style-name="T9"><text:user-field-get text:name="nonrespectsanctionep93_personne_foyer_adressefoyer_0_adresse_complideadr"/></text:span></text:p>
              <text:p text:style-name="P10"><text:span text:style-name="T9"><text:hidden-paragraph text:condition="ooow:nonrespectsanctionep93_personne_foyer_adressefoyer_0_adresse_compladr==&quot;&quot;" text:is-hidden="true"/></text:span><text:span text:style-name="T9"><text:user-field-get text:name="nonrespectsanctionep93_personne_foyer_adressefoyer_0_adresse_compladr"/></text:span></text:p>
              <text:p text:style-name="P10"><text:user-field-get text:name="nonrespectsanctionep93_personne_foyer_adressefoyer_0_adresse_codepos"/> <text:user-field-get text:name="nonrespectsanctionep93_personne_foyer_adressefoyer_0_adresse_nomcom"/></text:p>
            </table:table-cell>
          </table:table-row>
          <table:table-row table:style-name="Tableau1.3">
            <table:table-cell table:style-name="Tableau1.B1" office:value-type="string">
              <text:p text:style-name="P23">Réf: DPAS/SIS/BADA/SUSPENSION/2011</text:p>
              <text:p text:style-name="P20"><text:s text:c="8"/>Matricule CAF : <text:user-field-get text:name="nonrespectsanctionep93_personne_foyer_dossier_matricule"/></text:p>
            </table:table-cell>
            <table:covered-table-cell/>
          </table:table-row>
          <table:table-row table:style-name="Tableau1.3">
            <table:table-cell table:style-name="Tableau1.B1" office:value-type="string">
              <text:p text:style-name="P25">Affaire suivie par : <text:user-field-get text:name="user_prenom"/> <text:span text:style-name="T7"><text:user-field-get text:name="user_nom"/></text:span></text:p>
            </table:table-cell>
            <table:covered-table-cell/>
          </table:table-row>
          <table:table-row table:style-name="Tableau1.5">
            <table:table-cell table:style-name="Tableau1.B1" office:value-type="string">
              <text:p text:style-name="P23">Tél. : <text:user-field-get text:name="user_numtel"/></text:p>
            </table:table-cell>
            <table:covered-table-cell/>
          </table:table-row>
        </table:table>
        <text:p text:style-name="Standard"><text:span text:style-name="T2">Bobigny le </text:span><text:span text:style-name="T2"><text:date style:data-style-name="N36" text:date-value="2011-12-07T09:47:20.38">07/12/2011</text:date></text:span><text:span text:style-name="T2">,</text:span></text:p>
        <text:p text:style-name="Standard"/>
        <text:p text:style-name="Standard"/>
        <text:p text:style-name="P12"><text:user-field-get text:name="personne_qual"/> ,</text:p>
        <text:p text:style-name="P2"/>
        <text:p text:style-name="P13">Dans mon courrier du « date_decision_premiere_EP », je vous informais que Monsieur le Président du Conseil général avait décidé de réduire votre allocation RSA de 100 €, suite à l’absence de démarches d’insertion de votre part.</text:p>
        <text:p text:style-name="P18"> </text:p>
        <text:p text:style-name="P18">Je vous indiquais également qu’à défaut de contrat d’engagement réciproque, malgré cette première sanction, votre dossier repasserait en commission et que vous vous exposeriez à une sanction aggravée.</text:p>
        <text:p text:style-name="P18"> </text:p>
        <text:p text:style-name="P18">A ce jour, je n’ai reçu aucun contrat vous concernant.</text:p>
        <text:p text:style-name="P1"/>
        <text:p text:style-name="P4"><text:soft-page-break/></text:p>
        <text:p text:style-name="P7"><text:span text:style-name="T5">L’Equipe pluridisciplinaire se tiendra </text:span><text:span text:style-name="T5"><text:user-field-get text:name="commissionep_dateseance"/></text:span><text:span text:style-name="T4">à </text:span><text:span text:style-name="T4"><text:user-field-get text:name="commissionep_dateseance_time"/></text:span><text:span text:style-name="T3"> <text:s/>à la</text:span><text:span text:style-name="T1">:</text:span></text:p>
        <text:p text:style-name="P3"><text:user-field-get text:name="commissionep_name"/></text:p>
        <text:p text:style-name="P3"><text:user-field-get text:name="commissionep_lieuseance"/></text:p>
        <text:p text:style-name="P3"><text:user-field-get text:name="commissionep_adresseseance"/></text:p>
        <text:p text:style-name="P3"><text:user-field-get text:name="commissionep_codepostalseance"/> <text:user-field-get text:name="commissionep_villeseance"/></text:p>
        <text:p text:style-name="P6"/>
        <text:p text:style-name="P5"/>
        <text:p text:style-name="P9">Je reste à votre entière disposition pour tout renseignement complémentaire.</text:p>
        <text:p text:style-name="P14"/>
        <text:p text:style-name="P8"><text:span text:style-name="T1">Je vous prie d’agréer, </text:span><text:span text:style-name="T6"><text:user-field-get text:name="personne_qual"/></text:span><text:span text:style-name="T1">, l’expression de mes salutations distinguées.</text:span></text:p>
        <text:p text:style-name="Text_20_body"> </text:p>
        <text:p text:style-name="Text_20_body"> </text:p>
        <text:p text:style-name="Text_20_body"> </text:p>
        <text:p text:style-name="P15">Pour le Président du Conseil général</text:p>
        <text:p text:style-name="P15">et par délégation,</text:p>
        <text:p text:style-name="P16"/>
        <text:p text:style-name="P17">Hélène Pont</text:p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11-21T10:57:53.49</dc:date>
    <meta:editing-duration>PT01H39M13S</meta:editing-duration>
    <meta:editing-cycles>26</meta:editing-cycles>
    <meta:generator>OpenOffice.org/3.2$Win32 OpenOffice.org_project/320m12$Build-9483</meta:generator>
    <dc:creator>Julien Mille</dc:creator>
    <meta:document-statistic meta:table-count="1" meta:image-count="0" meta:object-count="0" meta:page-count="2" meta:paragraph-count="30" meta:word-count="141" meta:character-count="955"/>
  </office:meta>
</office:document-meta>
</file>